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659" officeooo:paragraph-rsid="001bd659"/>
    </style:style>
    <style:style style:name="P2" style:family="paragraph" style:parent-style-name="Standard">
      <style:text-properties officeooo:rsid="001ca01e" officeooo:paragraph-rsid="001ca01e"/>
    </style:style>
    <style:style style:name="P3" style:family="paragraph" style:parent-style-name="Standard" style:list-style-name="L1">
      <style:text-properties officeooo:rsid="001bd659" officeooo:paragraph-rsid="001bd659"/>
    </style:style>
    <style:style style:name="P4" style:family="paragraph" style:parent-style-name="Standard">
      <style:text-properties officeooo:rsid="001bd659" officeooo:paragraph-rsid="001bd659"/>
    </style:style>
    <style:style style:name="P5" style:family="paragraph" style:parent-style-name="Standard" style:list-style-name="L1">
      <style:text-properties officeooo:rsid="001ff788" officeooo:paragraph-rsid="001ff788"/>
    </style:style>
    <style:style style:name="P6" style:family="paragraph" style:parent-style-name="Standard" style:list-style-name="L1">
      <style:text-properties officeooo:rsid="001ca01e" officeooo:paragraph-rsid="001ca01e"/>
    </style:style>
    <style:style style:name="P7" style:family="paragraph" style:parent-style-name="Standard" style:list-style-name="L1">
      <style:text-properties officeooo:rsid="001ca01e" officeooo:paragraph-rsid="00242bda"/>
    </style:style>
    <style:style style:name="P8" style:family="paragraph" style:parent-style-name="Standard" style:list-style-name="L1">
      <style:text-properties officeooo:rsid="001ca01e" officeooo:paragraph-rsid="00253ccb"/>
    </style:style>
    <style:style style:name="P9" style:family="paragraph" style:parent-style-name="Standard" style:list-style-name="L1">
      <style:text-properties officeooo:rsid="001e01dc" officeooo:paragraph-rsid="001e01dc"/>
    </style:style>
    <style:style style:name="P10" style:family="paragraph" style:parent-style-name="Standard" style:list-style-name="L1">
      <style:text-properties officeooo:rsid="001e01dc" officeooo:paragraph-rsid="00253ccb"/>
    </style:style>
    <style:style style:name="P11" style:family="paragraph" style:parent-style-name="Standard" style:list-style-name="L1">
      <style:text-properties officeooo:rsid="001d314d" officeooo:paragraph-rsid="001d314d"/>
    </style:style>
    <style:style style:name="P12" style:family="paragraph" style:parent-style-name="Standard" style:list-style-name="L1">
      <style:text-properties officeooo:rsid="002041fe" officeooo:paragraph-rsid="002041fe"/>
    </style:style>
    <style:style style:name="P13" style:family="paragraph" style:parent-style-name="Standard" style:list-style-name="L1">
      <style:text-properties officeooo:rsid="0020bb5e" officeooo:paragraph-rsid="0020bb5e"/>
    </style:style>
    <style:style style:name="P14" style:family="paragraph" style:parent-style-name="Standard" style:list-style-name="L1">
      <style:text-properties officeooo:rsid="00214cc8" officeooo:paragraph-rsid="00214cc8"/>
    </style:style>
    <style:style style:name="P15" style:family="paragraph" style:parent-style-name="Standard" style:list-style-name="L1">
      <style:text-properties officeooo:rsid="00214cc8" officeooo:paragraph-rsid="00253ccb"/>
    </style:style>
    <style:style style:name="P16" style:family="paragraph" style:parent-style-name="Standard">
      <style:text-properties officeooo:rsid="00214cc8" officeooo:paragraph-rsid="00214cc8"/>
    </style:style>
    <style:style style:name="P17" style:family="paragraph" style:parent-style-name="Standard" style:list-style-name="L1">
      <style:text-properties officeooo:rsid="0021fd5b" officeooo:paragraph-rsid="0021fd5b"/>
    </style:style>
    <style:style style:name="P18" style:family="paragraph" style:parent-style-name="Standard" style:list-style-name="L1">
      <style:text-properties officeooo:rsid="0021fd5b" officeooo:paragraph-rsid="00242bda"/>
    </style:style>
    <style:style style:name="P19" style:family="paragraph" style:parent-style-name="Standard" style:list-style-name="L1">
      <style:text-properties officeooo:rsid="0022d032" officeooo:paragraph-rsid="0022d032"/>
    </style:style>
    <style:style style:name="P20" style:family="paragraph" style:parent-style-name="Standard" style:list-style-name="L1">
      <style:text-properties officeooo:rsid="0023000f" officeooo:paragraph-rsid="0023000f"/>
    </style:style>
    <style:style style:name="P21" style:family="paragraph" style:parent-style-name="Standard" style:list-style-name="L1">
      <style:text-properties officeooo:rsid="002366d1" officeooo:paragraph-rsid="002366d1"/>
    </style:style>
    <style:style style:name="P22" style:family="paragraph" style:parent-style-name="Standard" style:list-style-name="L1">
      <style:text-properties officeooo:rsid="00242bda" officeooo:paragraph-rsid="00242bda"/>
    </style:style>
    <style:style style:name="P23" style:family="paragraph" style:parent-style-name="Standard" style:list-style-name="L1">
      <style:text-properties officeooo:rsid="00242bda" officeooo:paragraph-rsid="00253ccb"/>
    </style:style>
    <style:style style:name="P24" style:family="paragraph" style:parent-style-name="Standard" style:list-style-name="L1">
      <style:text-properties officeooo:rsid="00249054" officeooo:paragraph-rsid="00249054"/>
    </style:style>
    <style:style style:name="P25" style:family="paragraph" style:parent-style-name="Standard" style:list-style-name="L1">
      <style:text-properties officeooo:rsid="00253ccb" officeooo:paragraph-rsid="00253ccb"/>
    </style:style>
    <style:style style:name="P26" style:family="paragraph" style:parent-style-name="Standard" style:list-style-name="L1">
      <style:text-properties officeooo:rsid="00261a71" officeooo:paragraph-rsid="00261a71"/>
    </style:style>
    <style:style style:name="T1" style:family="text">
      <style:text-properties officeooo:rsid="001d314d"/>
    </style:style>
    <style:style style:name="T2" style:family="text">
      <style:text-properties officeooo:rsid="002041fe"/>
    </style:style>
    <style:style style:name="T3" style:family="text">
      <style:text-properties officeooo:rsid="00214cc8"/>
    </style:style>
    <style:style style:name="T4" style:family="text">
      <style:text-properties officeooo:rsid="0023000f"/>
    </style:style>
    <style:style style:name="T5" style:family="text">
      <style:text-properties officeooo:rsid="00242bda"/>
    </style:style>
    <style:style style:name="T6" style:family="text">
      <style:text-properties officeooo:rsid="00253c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ed Mechanical Engineering</text:p>
      <text:p text:style-name="P1"/>
      <text:p text:style-name="P1"/>
      <text:list xml:id="list808356933090131843" text:style-name="L1">
        <text:list-item>
          <text:p text:style-name="P14">PART</text:p>
          <text:list>
            <text:list-item>
              <text:p text:style-name="P14">Chapter</text:p>
              <text:list>
                <text:list-item>
                  <text:p text:style-name="P14">Section</text:p>
                  <text:list>
                    <text:list-item>
                      <text:p text:style-name="P14">Subsection</text:p>
                      <text:list>
                        <text:list-item>
                          <text:p text:style-name="P14">Paragraph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352643611241" text:continue-numbering="true" text:style-name="L1">
        <text:list-item>
          <text:p text:style-name="P3">Introduction</text:p>
          <text:list>
            <text:list-item>
              <text:p text:style-name="P14">Introduction </text:p>
              <text:list>
                <text:list-item>
                  <text:p text:style-name="P3">Why?</text:p>
                </text:list-item>
                <text:list-item>
                  <text:p text:style-name="P14">Sections on Selected Companies</text:p>
                </text:list-item>
              </text:list>
            </text:list-item>
            <text:list-item>
              <text:p text:style-name="P3">Historical Perspectives</text:p>
            </text:list-item>
            <text:list-item>
              <text:p text:style-name="P5">Is there such a thing as optimal design?</text:p>
            </text:list-item>
            <text:list-item>
              <text:p text:style-name="P5">Can you learn the art/science of design?</text:p>
            </text:list-item>
            <text:list-item>
              <text:p text:style-name="P6">How to Design a Component</text:p>
            </text:list-item>
            <text:list-item>
              <text:p text:style-name="P8">Hand Tools</text:p>
              <text:list>
                <text:list-item>
                  <text:p text:style-name="P10">Manual</text:p>
                </text:list-item>
                <text:list-item>
                  <text:p text:style-name="P10">Electric</text:p>
                </text:list-item>
                <text:list-item>
                  <text:p text:style-name="P10">Pneumatic</text:p>
                </text:list-item>
              </text:list>
            </text:list-item>
          </text:list>
        </text:list-item>
        <text:list-item>
          <text:p text:style-name="P7">Materials</text:p>
          <text:list>
            <text:list-item>
              <text:p text:style-name="P7">What affects material selections</text:p>
            </text:list-item>
            <text:list-item>
              <text:p text:style-name="P7">Common Materials</text:p>
              <text:list>
                <text:list-item>
                  <text:p text:style-name="P7">Steel - <text:span text:style-name="T3">Alloys</text:span></text:p>
                </text:list-item>
                <text:list-item>
                  <text:p text:style-name="P7">Stainless Steel - <text:span text:style-name="T3">Alloys</text:span></text:p>
                </text:list-item>
                <text:list-item>
                  <text:p text:style-name="P7">Aluminum – <text:span text:style-name="T3">Alloys</text:span></text:p>
                </text:list-item>
                <text:list-item>
                  <text:p text:style-name="P7">Plastic</text:p>
                  <text:list>
                    <text:list-item>
                      <text:p text:style-name="P7">PVC</text:p>
                    </text:list-item>
                    <text:list-item>
                      <text:p text:style-name="P7">ABS</text:p>
                    </text:list-item>
                    <text:list-item>
                      <text:p text:style-name="P7">PMMA</text:p>
                    </text:list-item>
                    <text:list-item>
                      <text:p text:style-name="P7">PolyEthylene (Family)</text:p>
                    </text:list-item>
                    <text:list-item>
                      <text:p text:style-name="P7">Nylon (Family)</text:p>
                    </text:list-item>
                    <text:list-item>
                      <text:p text:style-name="P7">PTFE</text:p>
                    </text:list-item>
                    <text:list-item>
                      <text:p text:style-name="P7">Poly-Carbonate</text:p>
                    </text:list-item>
                  </text:list>
                </text:list-item>
                <text:list-item>
                  <text:p text:style-name="P7">Wood</text:p>
                </text:list-item>
              </text:list>
            </text:list-item>
          </text:list>
        </text:list-item>
        <text:list-item>
          <text:p text:style-name="P9">Manufacturing Techniques</text:p>
          <text:list>
            <text:list-item>
              <text:p text:style-name="P22">Introduction</text:p>
            </text:list-item>
            <text:list-item>
              <text:p text:style-name="P6">Machin<text:span text:style-name="T6">ing</text:span></text:p>
              <text:list>
                <text:list-item>
                  <text:p text:style-name="P15">Fixturing Methods</text:p>
                  <text:list>
                    <text:list-item>
                      <text:p text:style-name="P15">Vices</text:p>
                    </text:list-item>
                    <text:list-item>
                      <text:p text:style-name="P15">Clamps</text:p>
                    </text:list-item>
                    <text:list-item>
                      <text:p text:style-name="P15">Jigs</text:p>
                    </text:list-item>
                  </text:list>
                </text:list-item>
                <text:list-item>
                  <text:p text:style-name="P25">Milling</text:p>
                </text:list-item>
                <text:list-item>
                  <text:p text:style-name="P25"><text:soft-page-break/>Turning</text:p>
                </text:list-item>
                <text:list-item>
                  <text:p text:style-name="P25">Drilling</text:p>
                </text:list-item>
                <text:list-item>
                  <text:p text:style-name="P25">Reaming</text:p>
                </text:list-item>
                <text:list-item>
                  <text:p text:style-name="P25">Countersink / Counterbore</text:p>
                </text:list-item>
                <text:list-item>
                  <text:p text:style-name="P25">Tapping</text:p>
                </text:list-item>
                <text:list-item>
                  <text:p text:style-name="P25">Shaping</text:p>
                </text:list-item>
                <text:list-item>
                  <text:p text:style-name="P25">Broaching</text:p>
                  <text:list>
                    <text:list-item>
                      <text:p text:style-name="P25">Linear</text:p>
                    </text:list-item>
                    <text:list-item>
                      <text:p text:style-name="P25">Rotary</text:p>
                    </text:list-item>
                  </text:list>
                </text:list-item>
                <text:list-item>
                  <text:p text:style-name="P25">Planing</text:p>
                </text:list-item>
                <text:list-item>
                  <text:p text:style-name="P25">Filing</text:p>
                </text:list-item>
                <text:list-item>
                  <text:p text:style-name="P25">Routing</text:p>
                </text:list-item>
                <text:list-item>
                  <text:p text:style-name="P25">Electron Discharge</text:p>
                </text:list-item>
                <text:list-item>
                  <text:p text:style-name="P25">Machine Tools</text:p>
                  <text:list>
                    <text:list-item>
                      <text:p text:style-name="P6">Lathe</text:p>
                    </text:list-item>
                    <text:list-item>
                      <text:p text:style-name="P6">Shaper</text:p>
                    </text:list-item>
                    <text:list-item>
                      <text:p text:style-name="P6">Horizontal Milling Machine</text:p>
                    </text:list-item>
                    <text:list-item>
                      <text:p text:style-name="P6">Vertical Milling Machine</text:p>
                    </text:list-item>
                    <text:list-item>
                      <text:p text:style-name="P6">Hobbing Machine</text:p>
                    </text:list-item>
                    <text:list-item>
                      <text:p text:style-name="P18">Machining Cente<text:span text:style-name="T5">r</text:span></text:p>
                    </text:list-item>
                    <text:list-item>
                      <text:p text:style-name="P25">Broaching Machine</text:p>
                      <text:list>
                        <text:list-item>
                          <text:p text:style-name="P25">Arbor Press</text:p>
                        </text:list-item>
                      </text:list>
                    </text:list-item>
                    <text:list-item>
                      <text:p text:style-name="P25">Electron Discharge Machine</text:p>
                    </text:list-item>
                  </text:list>
                </text:list-item>
              </text:list>
            </text:list-item>
            <text:list-item>
              <text:p text:style-name="P18"><text:span text:style-name="T5">Casting <text:s/>– Molten Metal</text:span></text:p>
              <text:list>
                <text:list-item>
                  <text:p text:style-name="P21">Die Casting</text:p>
                </text:list-item>
                <text:list-item>
                  <text:p text:style-name="P21">Investment Casting – Lost Wax</text:p>
                </text:list-item>
                <text:list-item>
                  <text:p text:style-name="P21">Sand Casting</text:p>
                </text:list-item>
                <text:list-item>
                  <text:p text:style-name="P21">Centrifugal <text:span text:style-name="T5">Casting</text:span></text:p>
                </text:list-item>
              </text:list>
            </text:list-item>
            <text:list-item>
              <text:p text:style-name="P22">Molding</text:p>
              <text:list>
                <text:list-item>
                  <text:p text:style-name="P22">Sintered Powdered Metal</text:p>
                </text:list-item>
                <text:list-item>
                  <text:p text:style-name="P22">Spray Forming</text:p>
                </text:list-item>
                <text:list-item>
                  <text:p text:style-name="P22">Injection Molding</text:p>
                </text:list-item>
                <text:list-item>
                  <text:p text:style-name="P22">Blow Molding</text:p>
                </text:list-item>
                <text:list-item>
                  <text:p text:style-name="P22">Compression Molding</text:p>
                </text:list-item>
                <text:list-item>
                  <text:p text:style-name="P22">Rotational Molding</text:p>
                </text:list-item>
                <text:list-item>
                  <text:p text:style-name="P22">Dip Molding</text:p>
                </text:list-item>
              </text:list>
            </text:list-item>
            <text:list-item>
              <text:p text:style-name="P9">Forming</text:p>
              <text:list>
                <text:list-item>
                  <text:p text:style-name="P21">Rolling</text:p>
                </text:list-item>
                <text:list-item>
                  <text:p text:style-name="P23">Extrusion</text:p>
                </text:list-item>
                <text:list-item>
                  <text:p text:style-name="P22">Forging</text:p>
                </text:list-item>
                <text:list-item>
                  <text:p text:style-name="P23">Pressing</text:p>
                </text:list-item>
                <text:list-item>
                  <text:p text:style-name="P23">Bending</text:p>
                </text:list-item>
                <text:list-item>
                  <text:p text:style-name="P9">Hydro-Forming</text:p>
                </text:list-item>
                <text:list-item>
                  <text:p text:style-name="P21">Thermo-Forming</text:p>
                </text:list-item>
              </text:list>
            </text:list-item>
            <text:list-item>
              <text:p text:style-name="P9">Cutting</text:p>
              <text:list>
                <text:list-item>
                  <text:p text:style-name="P9"><text:soft-page-break/>Shear – <text:span text:style-name="T5">Forming Process</text:span></text:p>
                  <text:list>
                    <text:list-item>
                      <text:p text:style-name="P9">Shearing</text:p>
                    </text:list-item>
                    <text:list-item>
                      <text:p text:style-name="P9">Stamping</text:p>
                    </text:list-item>
                  </text:list>
                </text:list-item>
                <text:list-item>
                  <text:p text:style-name="P9">Saws</text:p>
                  <text:list>
                    <text:list-item>
                      <text:p text:style-name="P9">Band Saw</text:p>
                      <text:list>
                        <text:list-item>
                          <text:p text:style-name="P9">Vertical </text:p>
                        </text:list-item>
                        <text:list-item>
                          <text:p text:style-name="P9">Horizontal</text:p>
                        </text:list-item>
                      </text:list>
                    </text:list-item>
                    <text:list-item>
                      <text:p text:style-name="P9">Circular Saw</text:p>
                      <text:list>
                        <text:list-item>
                          <text:p text:style-name="P9">Dry</text:p>
                        </text:list-item>
                        <text:list-item>
                          <text:p text:style-name="P9">Cold</text:p>
                        </text:list-item>
                      </text:list>
                    </text:list-item>
                  </text:list>
                </text:list-item>
                <text:list-item>
                  <text:p text:style-name="P9">Cutting Tables</text:p>
                  <text:list>
                    <text:list-item>
                      <text:p text:style-name="P9">Plasma</text:p>
                    </text:list-item>
                    <text:list-item>
                      <text:p text:style-name="P9">Water jet</text:p>
                    </text:list-item>
                    <text:list-item>
                      <text:p text:style-name="P9">Laser</text:p>
                    </text:list-item>
                  </text:list>
                </text:list-item>
              </text:list>
            </text:list-item>
            <text:list-item>
              <text:p text:style-name="P9">Abrasives</text:p>
              <text:list>
                <text:list-item>
                  <text:p text:style-name="P9">Grinding</text:p>
                </text:list-item>
                <text:list-item>
                  <text:p text:style-name="P9">Sanding</text:p>
                </text:list-item>
                <text:list-item>
                  <text:p text:style-name="P9">Polishing</text:p>
                </text:list-item>
              </text:list>
            </text:list-item>
            <text:list-item>
              <text:p text:style-name="P17">Computer Aided Manufacturing (CAM)</text:p>
              <text:list>
                <text:list-item>
                  <text:p text:style-name="P17">G – Code</text:p>
                </text:list-item>
                <text:list-item>
                  <text:p text:style-name="P17">G – Code Software</text:p>
                </text:list-item>
                <text:list-item>
                  <text:p text:style-name="P17">Selected Companies</text:p>
                  <text:list>
                    <text:list-item>
                      <text:p text:style-name="P17">Master CAM</text:p>
                    </text:list-item>
                    <text:list-item>
                      <text:p text:style-name="P17">Feature CAM</text:p>
                    </text:list-item>
                    <text:list-item>
                      <text:p text:style-name="P17">Easy CA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Rapid Prototyping Technologies</text:p>
          <text:list>
            <text:list-item>
              <text:p text:style-name="P21">Stereo Lithography (SLA)</text:p>
            </text:list-item>
            <text:list-item>
              <text:p text:style-name="P21">Fused Deposition Modeling (FDM)</text:p>
            </text:list-item>
            <text:list-item>
              <text:p text:style-name="P21">STL File Format</text:p>
            </text:list-item>
          </text:list>
        </text:list-item>
        <text:list-item>
          <text:p text:style-name="P14">Rigid <text:span text:style-name="T4">Component </text:span>Assembly Methods</text:p>
          <text:list>
            <text:list-item>
              <text:p text:style-name="P6">Nuts, Bolts, and screws</text:p>
            </text:list-item>
            <text:list-item>
              <text:p text:style-name="P14">Rivets and Rivet Nuts</text:p>
            </text:list-item>
            <text:list-item>
              <text:p text:style-name="P6">Fits (Press, Thermal, <text:span text:style-name="T2">Pins, </text:span>etc...)</text:p>
            </text:list-item>
            <text:list-item>
              <text:p text:style-name="P6">Binding</text:p>
              <text:list>
                <text:list-item>
                  <text:p text:style-name="P6">Bailing wire</text:p>
                </text:list-item>
                <text:list-item>
                  <text:p text:style-name="P6">Staples</text:p>
                </text:list-item>
                <text:list-item>
                  <text:p text:style-name="P6">Clamps</text:p>
                </text:list-item>
              </text:list>
            </text:list-item>
            <text:list-item>
              <text:p text:style-name="P20">Welding</text:p>
              <text:list>
                <text:list-item>
                  <text:p text:style-name="P20">Gas Welding</text:p>
                </text:list-item>
                <text:list-item>
                  <text:p text:style-name="P20">Shielded Metal Arc Welding (SMAW)</text:p>
                </text:list-item>
                <text:list-item>
                  <text:p text:style-name="P20">Metal Inert Gas (MIG)</text:p>
                </text:list-item>
                <text:list-item>
                  <text:p text:style-name="P20">Tungsten Inert Gas (TIG)</text:p>
                </text:list-item>
                <text:list-item>
                  <text:p text:style-name="P20">Laser</text:p>
                </text:list-item>
                <text:list-item>
                  <text:p text:style-name="P24">Electron Beam</text:p>
                </text:list-item>
                <text:list-item>
                  <text:p text:style-name="P24">Resistance Welding</text:p>
                </text:list-item>
                <text:list-item>
                  <text:p text:style-name="P20"><text:soft-page-break/>Friction</text:p>
                </text:list-item>
              </text:list>
            </text:list-item>
            <text:list-item>
              <text:p text:style-name="P24">Brazing and Soldering</text:p>
              <text:list>
                <text:list-item>
                  <text:p text:style-name="P24">Iron</text:p>
                </text:list-item>
                <text:list-item>
                  <text:p text:style-name="P24">Torch</text:p>
                </text:list-item>
                <text:list-item>
                  <text:p text:style-name="P24">Induction</text:p>
                </text:list-item>
              </text:list>
            </text:list-item>
            <text:list-item>
              <text:p text:style-name="P6">Glues and Epoxies</text:p>
              <text:list>
                <text:list-item>
                  <text:p text:style-name="P20">Two part Epoxies</text:p>
                </text:list-item>
                <text:list-item>
                  <text:p text:style-name="P20">Cyanoacrylates</text:p>
                </text:list-item>
              </text:list>
            </text:list-item>
          </text:list>
        </text:list-item>
        <text:list-item>
          <text:p text:style-name="P14">Sliding and Rolling Methods</text:p>
          <text:list>
            <text:list-item>
              <text:p text:style-name="P14">Ways</text:p>
            </text:list-item>
            <text:list-item>
              <text:p text:style-name="P14">Bearings</text:p>
            </text:list-item>
          </text:list>
        </text:list-item>
        <text:list-item>
          <text:p text:style-name="P11">Drawings</text:p>
          <text:list>
            <text:list-item>
              <text:p text:style-name="P17">Drawings</text:p>
              <text:list>
                <text:list-item>
                  <text:p text:style-name="P11">What is important in a drawing</text:p>
                </text:list-item>
                <text:list-item>
                  <text:p text:style-name="P11">How to Dimension your Drawings</text:p>
                </text:list-item>
              </text:list>
            </text:list-item>
            <text:list-item>
              <text:p text:style-name="P9">Tolerances</text:p>
            </text:list-item>
            <text:list-item>
              <text:p text:style-name="P9">Surface Finishes</text:p>
            </text:list-item>
            <text:list-item>
              <text:p text:style-name="P11">GD&amp;T</text:p>
            </text:list-item>
            <text:list-item>
              <text:p text:style-name="P17">Computer Aided Design (CAD)</text:p>
            </text:list-item>
            <text:list-item>
              <text:p text:style-name="P19">Selected Companies</text:p>
              <text:list>
                <text:list-item>
                  <text:p text:style-name="P19">GD&amp;T Companies</text:p>
                </text:list-item>
                <text:list-item>
                  <text:p text:style-name="P19">CAD Companies</text:p>
                  <text:list>
                    <text:list-item>
                      <text:p text:style-name="P19">PTC CREO</text:p>
                    </text:list-item>
                    <text:list-item>
                      <text:p text:style-name="P19">Dassault Systems Solidworks</text:p>
                    </text:list-item>
                    <text:list-item>
                      <text:p text:style-name="P19">Autodesk Invento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Component Cost Analysis</text:p>
          <text:list>
            <text:list-item>
              <text:p text:style-name="P12">Economies of Scale</text:p>
            </text:list-item>
            <text:list-item>
              <text:p text:style-name="P12">Fabrication Success Rate</text:p>
            </text:list-item>
            <text:list-item>
              <text:p text:style-name="P12">Raw Material Costs</text:p>
            </text:list-item>
            <text:list-item>
              <text:p text:style-name="P12">Reusing “Scrap”</text:p>
            </text:list-item>
          </text:list>
        </text:list-item>
        <text:list-item>
          <text:p text:style-name="P6">How to Design an Assembly</text:p>
          <text:list>
            <text:list-item>
              <text:p text:style-name="P6">What to Design – What to Buy</text:p>
            </text:list-item>
            <text:list-item>
              <text:p text:style-name="P6">Off the Shelf Components</text:p>
            </text:list-item>
            <text:list-item>
              <text:p text:style-name="P6">Choosing an assembly method</text:p>
            </text:list-item>
            <text:list-item>
              <text:p text:style-name="P13">Project design on a team</text:p>
            </text:list-item>
          </text:list>
        </text:list-item>
        <text:list-item>
          <text:p text:style-name="P6">Mechanical Engineers must be more</text:p>
          <text:list>
            <text:list-item>
              <text:p text:style-name="P6"><text:span text:style-name="T1">Introduction to </text:span>Electrical <text:span text:style-name="T1">Engineering</text:span></text:p>
              <text:list>
                <text:list-item>
                  <text:p text:style-name="P11">AC – DC</text:p>
                </text:list-item>
                <text:list-item>
                  <text:p text:style-name="P11">Ohms Law</text:p>
                </text:list-item>
                <text:list-item>
                  <text:p text:style-name="P11">What is Digital Electronics?</text:p>
                </text:list-item>
                <text:list-item>
                  <text:p text:style-name="P11">Voltage and Amperage Requirements</text:p>
                </text:list-item>
              </text:list>
            </text:list-item>
            <text:list-item>
              <text:p text:style-name="P6">Motors</text:p>
              <text:list>
                <text:list-item>
                  <text:p text:style-name="P6">DC</text:p>
                  <text:list>
                    <text:list-item>
                      <text:p text:style-name="P26">Brush</text:p>
                    </text:list-item>
                    <text:list-item>
                      <text:p text:style-name="P26">Brushless</text:p>
                    </text:list-item>
                    <text:list-item>
                      <text:p text:style-name="P26"><text:soft-page-break/>Permanent magnet</text:p>
                    </text:list-item>
                    <text:list-item>
                      <text:p text:style-name="P26">Wound Stators</text:p>
                    </text:list-item>
                  </text:list>
                </text:list-item>
                <text:list-item>
                  <text:p text:style-name="P6">AC </text:p>
                  <text:list>
                    <text:list-item>
                      <text:p text:style-name="P26">Induction</text:p>
                    </text:list-item>
                    <text:list-item>
                      <text:p text:style-name="P26">Synchronous</text:p>
                    </text:list-item>
                  </text:list>
                </text:list-item>
                <text:list-item>
                  <text:p text:style-name="P6">Servo</text:p>
                </text:list-item>
                <text:list-item>
                  <text:p text:style-name="P6">Stepper</text:p>
                </text:list-item>
                <text:list-item>
                  <text:p text:style-name="P6">Selection Process</text:p>
                  <text:list>
                    <text:list-item>
                      <text:p text:style-name="P26">Which type why and when</text:p>
                    </text:list-item>
                    <text:list-item>
                      <text:p text:style-name="P26">How to “size” a motor</text:p>
                    </text:list-item>
                  </text:list>
                </text:list-item>
              </text:list>
            </text:list-item>
            <text:list-item>
              <text:p text:style-name="P11">Sensors</text:p>
              <text:list>
                <text:list-item>
                  <text:p text:style-name="P11">Pressure</text:p>
                </text:list-item>
                <text:list-item>
                  <text:p text:style-name="P11">Thermal</text:p>
                  <text:list>
                    <text:list-item>
                      <text:p text:style-name="P25">RTD</text:p>
                    </text:list-item>
                    <text:list-item>
                      <text:p text:style-name="P25">Thermistor</text:p>
                    </text:list-item>
                    <text:list-item>
                      <text:p text:style-name="P25">Thermocouple</text:p>
                    </text:list-item>
                  </text:list>
                </text:list-item>
                <text:list-item>
                  <text:p text:style-name="P12">Position, Velocity, Acceleration</text:p>
                </text:list-item>
                <text:list-item>
                  <text:p text:style-name="P12">Calibration</text:p>
                  <text:list>
                    <text:list-item>
                      <text:p text:style-name="P12">NIST</text:p>
                    </text:list-item>
                    <text:list-item>
                      <text:p text:style-name="P12">ISO</text:p>
                    </text:list-item>
                    <text:list-item>
                      <text:p text:style-name="P12">Calibration services</text:p>
                    </text:list-item>
                  </text:list>
                </text:list-item>
              </text:list>
            </text:list-item>
            <text:list-item>
              <text:p text:style-name="P11">Digital Electronics</text:p>
              <text:list>
                <text:list-item>
                  <text:p text:style-name="P11">What is binary?</text:p>
                </text:list-item>
                <text:list-item>
                  <text:p text:style-name="P11">Serial vs Parallel</text:p>
                </text:list-item>
                <text:list-item>
                  <text:p text:style-name="P11"/>
                </text:list-item>
              </text:list>
            </text:list-item>
            <text:list-item>
              <text:p text:style-name="P6">Process Controller<text:span text:style-name="T1">s</text:span></text:p>
              <text:list>
                <text:list-item>
                  <text:p text:style-name="P11">Microcontrollers</text:p>
                  <text:list>
                    <text:list-item>
                      <text:p text:style-name="P11">Arduino</text:p>
                    </text:list-item>
                  </text:list>
                </text:list-item>
                <text:list-item>
                  <text:p text:style-name="P11">PID (Proportional – Integral – Derivative) Controllers</text:p>
                </text:list-item>
              </text:list>
            </text:list-item>
            <text:list-item>
              <text:p text:style-name="P11">Data Acquisition</text:p>
              <text:list>
                <text:list-item>
                  <text:p text:style-name="P11">Nyquist Criterion</text:p>
                </text:list-item>
                <text:list-item>
                  <text:p text:style-name="P11">Analog to Digital Converters</text:p>
                </text:list-item>
                <text:list-item>
                  <text:p text:style-name="P11">Multiplexing</text:p>
                </text:list-item>
                <text:list-item>
                  <text:p text:style-name="P13">National Instruments Hardware</text:p>
                </text:list-item>
                <text:list-item>
                  <text:p text:style-name="P13">National Instruments Software</text:p>
                  <text:p text:style-name="P11"/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3:16:50.819760382</meta:creation-date>
    <dc:date>2015-04-05T00:03:51.414675726</dc:date>
    <meta:editing-duration>PT2H25M17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5" meta:paragraph-count="212" meta:word-count="646" meta:character-count="3256" meta:non-whitespace-character-count="3017"/>
  </office:meta>
</office:document-meta>
</file>